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MONTE KARLOS NĚKDENÍK</text:title></text:p>
      <text:p text:style-name="OrgTitle"/>
      <text:p text:style-name="OrgSubtitle">
<text:user-defined style:data-style-name="N0" text:name="subtitle">
Zmizelí zmizelí</text:user-defined>

</text:p>
      <text:p text:style-name="OrgSubtitle"/>
      <text:p text:style-name="Text_20_body">25/2019<text:line-break/>Ročník XXVIIII<text:line-break/></text:p>
      <text:p text:style-name="Text_20_body"><text:span text:style-name="Bold">Adresa redakce:</text:span><text:line-break/>Karlosova 77, 000 03 Monte Carlo 4<text:line-break/></text:p>
      <text:p text:style-name="Text_20_body"><text:span text:style-name="Bold">E-mail:</text:span><text:line-break/>EmailNoReply@server.mok<text:line-break/></text:p>
      <text:p text:style-name="Text_20_body"><text:span text:style-name="Bold">Zákaznická linka:</text:span><text:line-break/>0004 892 223 03E<text:line-break/></text:p>
      <text:p text:style-name="Text_20_body"><text:span text:style-name="Bold">Šéfredaktor:</text:span><text:line-break/>Alžběta Ašelová<text:line-break/></text:p>
      <text:p text:style-name="Text_20_body"><text:span text:style-name="Bold">Manažer redakce:</text:span><text:line-break/>Jiří b’Ačkora<text:line-break/></text:p>
      <text:p text:style-name="Text_20_body"><text:span text:style-name="Bold">Zástupce šéfredaktora:</text:span><text:line-break/>Hobbo Habán<text:line-break/></text:p>
      <text:p text:style-name="Text_20_body"><text:span text:style-name="Bold">Fotograf:</text:span><text:line-break/>Alexandra Dimitrij von Dieseldorf<text:line-break/></text:p>
      <text:p text:style-name="Text_20_body"><text:span text:style-name="Bold">Grafická úprava:</text:span><text:line-break/>Tara Kočí<text:line-break/></text:p>
      <text:p text:style-name="Text_20_body"><text:span text:style-name="Bold">Obrazová redakce:</text:span><text:line-break/>Honza Kůň<text:line-break/></text:p>
      <text:p text:style-name="Text_20_body"><text:span text:style-name="Bold">Rozhovor:</text:span><text:line-break/>Karlos Žebatý, Lubomír Lečko<text:line-break/></text:p>
      <text:p text:style-name="Text_20_body"><text:span text:style-name="Bold">Politická recenze:</text:span><text:line-break/>Olšana Kupé<text:line-break/></text:p>
      <text:p text:style-name="Text_20_body"><text:span text:style-name="Bold">Editoři:</text:span><text:line-break/>Šimon Balabán, Istus Korugo, Alexandre de’Kropná<text:line-break/></text:p>
      <text:p text:style-name="Text_20_body"><text:span text:style-name="Bold">Knihovník:</text:span><text:line-break/>Žokej Elebronf<text:line-break/></text:p>
      <text:p text:style-name="Text_20_body"><text:span text:style-name="Bold">Vydavatel:</text:span><text:line-break/>Monte Karlos Inc. a. s.r.o. a spol©<text:line-break/></text:p>
      <text:p text:style-name="Text_20_body"><text:span text:style-name="Bold">Brand manager:</text:span><text:line-break/>Karlos Žebatý<text:line-break/></text:p>
      <text:p text:style-name="Text_20_body"><text:span text:style-name="Bold">Sociální poradce:</text:span><text:line-break/>Lightningh Danger<text:line-break/></text:p>
      <text:p text:style-name="Text_20_body"><text:span text:style-name="Bold">Sociální podpora:</text:span><text:line-break/>Anna Oleš<text:line-break/></text:p>
      <text:p text:style-name="Text_20_body"><text:span text:style-name="Bold">Inzerce:</text:span><text:line-break/>Many Hrabal<text:line-break/></text:p>
      <text:p text:style-name="Text_20_body"><text:span text:style-name="Bold">E-shop:</text:span><text:line-break/>nakupsisam.cz<text:line-break/></text:p>
      <text:p text:style-name="Text_20_body"><text:span text:style-name="Bold">Tiskne:</text:span><text:line-break/>individuálně<text:line-break/></text:p>
      <text:p text:style-name="Text_20_body"><text:span text:style-name="Bold">Korespondent:</text:span><text:line-break/>Yorga Mnjelsemsen-dottir<text:line-break/></text:p>
      <text:p text:style-name="Text_20_body"><text:span text:style-name="Bold">Rozšiřují:</text:span><text:line-break/>google.com<text:line-break/></text:p>
      <text:p text:style-name="Text_20_body"><text:span text:style-name="Emphasis">Monte Karlos Někdeník</text:span> byl založen skupinou černých nosorožců afrických v létě roku 1989. Jeho stránky byly poznamenány takovými autory jako Alexandr Malinovský, Jack O’Clock a Veronika Oškalová a všeobecnému ohlasu se těší již třetím rokem pod brilantním vedením šéfredaktorky Alžběty Ašelové©. Stojí na železobetonových základech, neboť všichni zaměstnanci od grafiků přes editory po prachbídné korespondenty se řídí všestrannými, nesmrtelnými pravidly slušného chování.<text:line-break/></text:p>
      <text:h text:style-name="Heading_20_1" text:outline-level="1" text:is-list-header="false">
<text:bookmark-start text:name="OrgXref.orgeb3058d"/>
<text:bookmark text:name="orgeb3058d"/>Editorial
<text:bookmark-end text:name="OrgXref.orgeb3058d"/></text:h>
      <text:p text:style-name="Text_20_body">Řecký filosof Galkorés kdysi řekl: „Nehledej jej, kdož si schován býti žádá, však hledejš toho, jenž o pomoc tě prosí.“ V minulém čísle jsme zaznamenali nepříjemnou událost, která postihla <text:span text:style-name="Emphasis">Monte Karlos</text:span> při jednom ze svých vysílání. Nerada to přiznávám, ale situace se poněkud zhoršuje, a dbavá slov Galkorése velikého, zvaného Pichlavý, ráda bych využila moc mně lidem svěřenou a usměrnila vaši ctěnou pozornost na první článek dnešního vydání, neboť zmizení pokračují.<text:line-break/></text:p>
      <text:p text:style-name="Text_20_body">Snad nemusím vysvětlovat, jak velká ztráta to pro nás je, když jeden jediný člen naší komunity, ať je to dělník, horník, či učitel, zmizí. Jménem našeho časopisu tímto vyjadřuji upřímnou soustrast pozůstalým a naději, že se jejich milovaní A) dostanou do nebe, nebo B) najdou.<text:line-break/></text:p>
      <text:p text:style-name="Text_20_body">k poněkud veselejšímu tématu, objevily se důkazy o naprosté zkáze světové metropole. Více se dočtete na [stránce, kam to grafik dá. Já nevim, já se mu přes rameno nedívám]. Dnes vám rovněž přináším zprávy z dalekého východu a blízkého jihu, kde se naše nová korespondentka Yorga rozepsala o kuriozitách zahraniční módy. Jakožto vášnivý vyznavač moderního umění jsem z jejího příspěvku naprosto nadšena a doufám, že i vy naleznete její článek užitečný.<text:line-break/></text:p>
      <text:p text:style-name="Text_20_body">Pokud jde o daleký východ, sama se musím přiznat, že se v těchto krajinách příliš nevyznám. Naštěstí na to máme lidi, takže se nemusíme spoléhat na to, že všechno vím a všechno znám. Jako vážně, dámy a pánové, to snad ode mě nemůžete čekat a ocenila bych, kdybyste podobné požadavky předem důkladně promysleli, než s nimi takto přiběhnete a trváte na tom, že jim bude vyhověno. Upřímně, je to neslušné a nespolečenské.<text:line-break/></text:p>
      <text:p text:style-name="Text_20_body">Když se ale vrátím k dnešnímu číslu, je to sedm. Ha ha ha, omlouvám se, to byl jen takový vydavatelský žertík.<text:line-break/></text:p>
      <text:p text:style-name="Text_20_body">Karlos pozval mého zatím nejoblíbenějšího kandidáta, nějakého Duška nebo koho, a konečně vyplavává na povrch, že, konec konců jak jsem říkala hned na začátku, ačkoli k tomu nebylo mnoho, či vlastně žádné důkazy, tato soutěž nepřitahuje jen samé debily. Abych to upřesnila, pan Rychnovský do této skupiny patří, ale nevypadá tak, a to mi v těchto typech společenského žití bohatě vyhovuje a postačuje. Člověk nemůže dostatečně chválit výkon paní Olšany Kupé, takže se o to ani nebudu pokoušet. Doufám, že mě neukousne ucho.<text:line-break/></text:p>
      <text:p text:style-name="Text_20_body">Každopádně si toto vydání užijte a uvidíme se příště v našem <text:span text:style-name="Emphasis">zcela pravidelném</text:span> vydání.<text:line-break/></text:p>
      <text:p text:style-name="Text_20_body">Alžběta Ašelová, šéfredaktorka<text:line-break/></text:p>
      <text:h text:style-name="Heading_20_1" text:outline-level="1" text:is-list-header="false">
<text:bookmark-start text:name="OrgXref.org47e447e"/>
<text:bookmark text:name="org47e447e"/>Zprávy
<text:bookmark-end text:name="OrgXref.org47e447e"/></text:h>
      <text:h text:style-name="Heading_20_2_unnumbered" text:outline-level="2" text:is-list-header="true">
<text:bookmark-start text:name="OrgXref.orgd136070"/>
<text:bookmark text:name="orgd136070"/>Zmizení hrdiny
<text:bookmark-end text:name="OrgXref.orgd136070"/></text:h>
      <text:p text:style-name="Text_20_body">Minulý týden přinesl velké změny v závodě o /nejvyššího vůdce všeho učitelstva/, pro někoho dobré, pro někoho příšerné a pro většinu nezajímavé. Vše začalo v úterý, kdy Hranická policie oznámila pátrání po původně vedoucím kandidátu Radovanu Langerovi, který zmizel někdy během předešlého dne. Očití svědci ho údajně identifikovali kolem první hodiny odpolední, jak vycházel z Gymnázia, a jiní zase, jak v na minutu přesně stejnou přibližnou dobu trhal pampelišky pod akvadukty, viadukty, nebo jaké dukty to vlastně Hranice mají. Krátce po třetí hodině už si všichni dotázaní jasně pamatují, že ho neviděli. Tento rozdíl ve výpovědích vedl policii k pochybnostem o jejich důvěryhodnosti.<text:line-break/></text:p>
      <text:p text:style-name="Text_20_body">„Když se jednou liší a podruhé ne,“ oznámil vedoucí stanice Franta Kovadlina, „jak má člověk vědět, kdy se co stalo? Kam se poděla konzistenčnost, ptám se! Kdyby se neshodovali celkově, dá se s tím nějak pracovat. Ale co máte dělat, když se najednou všichni shodnou na tom, že tam nebyl?“ O psychickém stavu pana Kovadliny se vedou vášnivé spory na akademické půdě v Helsinkách<text:note text:id="fn1" text:note-class="footnote"><text:note-citation>1</text:note-citation><text:note-body><text:p text:style-name="Footnote">Na akademické půdě v tom smyslu, že žádný vyřčený názor není stavěn proti jeho vyřčíteli. V Helsinkách v tom smyslu, že je to v Helsinkách. Vášnivé v tom smyslu, že všechny se strany zapojují s neočekávanou vervou. Spory v tom smyslu, že spolu všichni souhlasí.<text:line-break/></text:p></text:note-body></text:note>.<text:line-break/></text:p>
      <text:p text:style-name="Text_20_body">Ve světle jeho zmizení se dvacet statečných - dvacet dva nejvýše postavených kantorů v závodě - sešlo na neplánované solidární akci, kam byli přizváni novináři. Jeden po druhém se vyjádřily ke stavu vyšetřování a po dvouhodinové debatě do jednoho podepsali Chartu 19, ve které označily jednání únosců, pokud nějací jsou, za nemorální.<text:line-break/></text:p>
      <text:p text:style-name="Text_20_body">Vedoucí celé akce a tehdejší nejvýše postavený kandidát, Ivo Macháček, poté vystoupil před kamery a vyzval Langerovi držitele, aby se k činu přihlásili a vyřkli své požadavky. Tento proslov, byť srdcervoucí, přinesl panu Macháčkovi nepříjemné následky. Ještě během přenosu se na celosvětovém fóru <text:span text:style-name="Emphasis">4 Chan</text:span> rozeběhly spekulace o jeho kandidatuře s některými odvážnějšími návštěvníky fóra dokonce tvrdícími, že panu Macháčkovi na panu Langerovi záleží. Pan Macháček téhož večera na Twitteru podobná nařčení odmítl, slovy Olšany Kupé (naší politické recenzentky a hodnotící výkonu kandidátů) byla však už <text:span text:style-name="Emphasis">kovadlina ven z kurníku</text:span>.<text:line-break/></text:p>
      <text:p text:style-name="Text_20_body">Panu Macháčkovi se nepodařilo širokou veřejnost přesvědčit o svém nezájmu na osudu pana Langera a jeho popularita mezi žáky přes noc rapidně klesla. Jeho post rychle následoval, ačkoli sponzoři zatím nebyli natolik rapidní a prozatím ho srazili na čtvrté místo. Pan Rychnovský situace využil a s pomocí Velké pětky se dostal do vedení<text:note text:id="fn2" text:note-class="footnote"><text:note-citation>2</text:note-citation><text:note-body><text:p text:style-name="Footnote">O této události se dočtete v našem <text:span text:style-name="Emphasis">Hodnocení odborníka</text:span> v rubrice Host.<text:line-break/></text:p></text:note-body></text:note>, ponechal tak paní Ebbe na druhém místě a přenechal Macháčka žralokům.<text:line-break/></text:p>
      <text:p text:style-name="Text_20_body">Zmizení pana Langera rozpoutalo vlnu protestů i sympatií jak pro jeho osobu, tak pro jeho kandidaturu, tak pro jeho únosce. Uzbekistán již pět dní v kuse vysílá jeho fotografii v národní televizi a žádá občany, aby se „ještě jednou podívali pod gauč.“ M.Ú.Ú.A.S.S.S.M.Z.Ú.S.M.O.V.S. a jeho vyšetřovací tým <text:span text:style-name="Emphasis">Sígři</text:span> počal rozsáhlé pátrání na Sahaře.<text:line-break/></text:p>
      <text:p text:style-name="Text_20_body">Paní Lajdová, stále nevysvětlitelně se deroucí kupředu, překonala další dvě příčky. S rozdělením pana Rychnovského a paní Ebbe je však na místě považovat tyto za příčky tři. Ať se ale podíváte na propočty jakkoli<text:note text:id="fn3" text:note-class="footnote"><text:note-citation>3</text:note-citation><text:note-body><text:p text:style-name="Footnote">Matematika je, konec konců, subjektivní.<text:line-break/></text:p></text:note-body></text:note>, nalézá se nyní na sedmém místě. Na dotaz, zda se jí nezdá nemístné postupovat ve chvíli národního smutku nad dočasnou ztrátou pana Langera, odpověděla: „To teda nevim proč. On od doby, co zmizel, stoupl. Proč bych to nemohla udělat taky?“ <text:span text:style-name="Emphasis">Monte Karlos Někdeník</text:span> je nucen přiznat, že od doby páně Langerova zmizení jeho popularita poněkud stoupla a dokázala ho vynést až na 13. místo (z původního 15.). Pan Oberon Oblong vysvětlit tento jev jako projev úcty a solidarity, nadšení pro senzaci, gravitaci skandálu a debilitu světa. M.Ú.Ú.A.S.S.S.M.Z.Ú.S.M.O.V.S. odmítl pana Langera vyřadit ze seznamu pro případ, že by se ještě někdy objevil.<text:line-break/></text:p>
      <text:p text:style-name="Text_20_body">Jisté dotazy byly vzneseny na osobu Karlose Žebatého, našeho vládce a pána, ohledně znepokojivých statistik zmizení jeho hostů. Jak pan Langer, tak Adel přišli do jeho <text:span text:style-name="Emphasis">talkshow</text:span> a beze stopy zmizeli. Pan Žebatý radikálně odmítá jakákoli nařčení, ačkoli nikdo s žádnými nepřišel, a poukazuje, aniž by se ho někdo prosil, na „všechny ty hosty, kteří se neztratili“. Raněn svým náhlým pádem, pan Macháček odmítl Karlosovu žádost o interview s výmluvou, že se nechce ztratit také. Ačkoli tyto komentáře neměly na jeho pořadí vliv, Karlos a paní Kupé kolektivně slibují, že budou.<text:line-break/></text:p>
      <text:p text:style-name="Text_20_body">Policie zatím nevydala žádné další zprávy. Seznam podezřelých je k nahlédnutí online. <text:span text:style-name="Emphasis">Monte Karlos Někdeník</text:span> by tímto rád požádal o pomoc čtenáře - máte-li nějaké informace o současné poloze pana Langera, dejte nám vědět. Ale buďme upřímní, asi nemáte. To video, kde policie oznámila jeho pohřešování, má víc shlédnutí, než naše rohožka tykadel<text:note text:id="fn4" text:note-class="footnote"><text:note-citation>4</text:note-citation><text:note-body><text:p text:style-name="Footnote">Ano, odhadli jste správně. Tuto větu vyřkla paní Kupé.<text:line-break/></text:p></text:note-body></text:note>. Vyšetřování zatím pokračuje a pachatel je zatím zcela neznámý, i když ve světle minulého čísla se <text:span text:style-name="Emphasis">Monte Karlos Někdeník</text:span> cítí povinen poznamenat, že viníme karavany.<text:line-break/></text:p>
      <text:h text:style-name="Heading_20_2_unnumbered" text:outline-level="2" text:is-list-header="true">
<text:bookmark-start text:name="OrgXref.orgfe11128"/>
<text:bookmark text:name="orgfe11128"/>Japonsko si zvolilo císaře
<text:bookmark-end text:name="OrgXref.orgfe11128"/></text:h>
      <text:p text:style-name="Text_20_body">Zatímco se celý západ, sever, jih a střed zaobírá všelijakými mezinárodními volbami, je nutné pamatovat na zemi, která svou účast v závodě M.Ú.Ú.A.S.S.S.M.Z.Ú.S.M.O.V.S. odmítla ještě před tím, než byl vyhlášen - Japonsko. Mávnutím ruky s komentářem „Takový blbosti“ Jakuza zamítla podílení svých učitelů na celé akci a vyhrazuje si tím právo neposlouchat toho, kdo nakonec vyhraje. Ach ta naivita.<text:line-break/></text:p>
      <text:p text:style-name="Text_20_body">Faktem však zůstává, že japonští učitelé se závodu neúčastní a počet sponzorů je v tomto státě až brutálně nízký. „Čím se tedy tamější lidé baví?“ ptáte se? Na to je jednoduchá odpověď: uspořádali si volby vlastní. Nikoli však učitelů. Po dlouhých dohadech a přetahováních byrokratů s politiky a s plastovými kbelíky si ostrovní země konečně zvolila nového císaře. Stalo se tak předevčírem po dvouatřičtvrtěroční kampani, která divákům naskytla podobné zážitky jako muže v obleku padajícího do dortu, muže v kabátu skákajícího radostí a narážejícího hlavou do stropu s vehemencí parní lokomotivy, muže bez obleku skákajícího z dortu a všelijaké další podobné aktivity, kterými se uchazeči o tisíciletý post snažili upoutat pozornost diváků. A pak, že volby nejsou zábava.<text:line-break/></text:p>
      <text:p text:style-name="Text_20_body">Od začátku závodu se však zraky upíraly na jediného kandidáta: Elsona V. Elson se, podle jeho slov, jednoho rána probudil, uklonil se slunci, podíval se na západ, odkýchnul si, zatřepal srstí a řekl si: „Když může Trump, tak já můžu taky.“ S heslem <text:span text:style-name="Emphasis">NO WE CAN’T!</text:span> předstoupil před Radu Starších a ohlásil svou kandidaturu. Po krátké roztržce mezi staršími ohledně faktu, že Elson V. je býk, která skončila nařčením odpůrce z druhysmu, byl přijat mezi ostatní uchazeče s láskou, obdivem, nadějí a náhubkem.<text:line-break/></text:p>
      <text:p text:style-name="Text_20_body">V následujících měsících se Elson V. prodíral zástupy předsudků, urážek a protivníků, čelil nesčetným zato násobným útokům na svou osobu a pomalu ale jistě okouzlil publikum svým šarmem, galantností a sebevědomím. Jako vážně braný kandidát se však ukázal až po otázce protivníka v politické debatě. Tento se zeptal, či spíše opáčil: „Ty vole, to je vrchol!“ načež Elson V. pravil s ledovou tváří: „Od kdy mi tykáš?”<text:line-break/></text:p>
      <text:p text:style-name="Text_20_body">Jednoho po druhém se Elsonovi V. podařilo zbavit se protihráčů a k překvapení nejednoho sledujícího se probojoval do semifinále. Starosta Akiru Hikurima poté, co mu na jevišti bylo sděleno, že jeho počet hlasů nedosahuje potřebných hodnot na postup do dalšího kola, odešel z dosahu kamer se svěšenou hlavou, zklamaným výrazem na tváři a slovy „Taková volovina“. Po této poznámce nezbylo porotcům než souhlasit a z té pozice už bylo jen otázkou času, kdy se názor, že zbytek voleb není nutné provádět, protože volovině má, logicky, velet vůl, prosadí. Toho docílil porotce Kimušito Oškolebo právě předevčírem.<text:line-break/></text:p>
      <text:p text:style-name="Text_20_body">Elson V. se tak stal prvním zvoleným císařem Japonska, prvním výhercem voleb, ke kterým nikdy nedošlo, prvním obyvatelem v nově postaveném císařském paláci, ale hlavně, čemuž japonská média přikládala nehoráznou váhu, prvním císařem se jménem Elson.<text:line-break/></text:p>
      <text:h text:style-name="Heading_20_2_unnumbered" text:outline-level="2" text:is-list-header="true">
<text:bookmark-start text:name="OrgXref.orgc5299dc"/>
<text:bookmark text:name="orgc5299dc"/>Tragédie v Bout´-`a’Lotti
<text:bookmark-end text:name="OrgXref.orgc5299dc"/></text:h>
      <text:p text:style-name="Text_20_body">Archeologickým světem otřáslo objevení dvacetitisíciletého kronikářského svitku na hranici mezi Mongolskem a Indií, jinak zvané Čína. Objev byl učiněn skupinou amatérských horolezců-knihovníků při výstupu na horu o-Šuntál. Díky včasnému zásahu jednoho jejího člena - paní Agdy Akagdy, která ve své knihovně spravuje historickou sekci - se podařilo svitek nepoškozený dopravit do Světového Centra Archeologie ve Španělsku a předat příslušným orgánům, Žaludku a Plíci. Horolezci-knihovníci byli pro jistotu vrženi do hladomorny pro případ, že by se svitek ukázal jako cenný a oni by vyžadovali finanční odměnu, či, přiznejme si to, odměnu jakéhokoli typu.<text:line-break/></text:p>
      <text:p text:style-name="Text_20_body">Po podrobném zkoumání se ukázalo, že svitek vskutku cenný je. Horolezci-knihovníci byli ústavem donuceni podepsat prohlášení o /vzdání se práva na jakoukoli kompenzaci hotovo konec tečka basta fidli/ a za souhlas o mlčenlivosti zaplaceni dvojnásobek částky, kterou by jim objev svitku přinesl.<text:line-break/></text:p>
      <text:p text:style-name="Text_20_body">Tak zvaný <text:span text:style-name="Emphasis">svitek o-Šuntělý</text:span> dokumentuje pád prastarověkého města Bout´-`a’Lotti díky přírodní katastrofě zvané <text:span text:style-name="Emphasis">kapka smrti</text:span>. Vedoucí výzkumného týmu Comier de Santes uvedl: „Existence tohoto svitku nám přibližuje dobu prastarověku víc, než jakýkoli jiný archeologický nález. Prastarověké civilizace stavěly jen limitované množství sídel, nalézt proto důkaz o možná největším městě všech dob je pro nás výjimečně důležité.<text:line-break/></text:p>
      <text:p text:style-name="Text_20_body">„Mýtické město Bout´-`a’Lotti se údajně nacházelo někde mezi Grónskem a Islandem. Svitek téměř melancholicky vypráví o věžích ze zlata a penězích z cihel. Hlavně se ale věnuje jeho zkáze. Autor, zřejmě jediný přeživší oné katastrofy, mluví o /kapce smrti/, bouři tak nevídané, tak nepředstavitelné a tak nevyžehlené, že podobnou svět od té doby nezažil.“<text:line-break/></text:p>
      <text:p text:style-name="Text_20_body">Ve svitku se píše o dešti tak ukrutném, že smetl všechna sídla z povrchu zemského, a větru tak nepředstavitelném, že „co jste nepřivázali, to vám uletělo, o co jste přivázali, to taky“. Detailní průzkum detailů svitku přinesl zjištění, že, dle autora, všechny kapky spadly naráz, v jedné, půl kilometru široké kapce. <text:span text:style-name="Emphasis">Monte Karlos</text:span> se vydal za odborníkem Elvisem Šťapatým a poprosil o vysvětlení.<text:line-break/></text:p>
      <text:p text:style-name="Text_20_body">„Tomuto hypotetickému jevu říkáme dešťová gravitace,“ řekl Elvis. „Když se dvě kapky dostatečně vysoko dostanou blízko sebe, navzájem se přitáhnou, pak okolní kapky a teoreticky dokáží takto nabalit všechnu padající vodu do jednoho křehkého celku natolik masivního, že k sobě dokáže přitáhnout i kapky již spadlé. Ty potom tedy spadnou ještě jednou, činící tak zem dvakrát mokřejší. Je však nutné dodat, že <text:span text:style-name="Emphasis">magnum stillabunt</text:span>, vědecký název pro tento jev, je pouhou hypotézou v teoretické počasfyzice.“<text:line-break/></text:p>
      <text:p text:style-name="Text_20_body">Svitek byl předán laboratoři v Ženevě pro bližší analýzu. Světové Centrum Archeologie se zatím zdržel dalších komentářů ohledně Bout´-`a’Lotti, jeho vrchní představitel však v amoku z přívalu novinářů omylem prozradil, že „tenkrát dostali pořádný kapky“.<text:line-break/></text:p>
      <text:h text:style-name="Heading_20_1" text:outline-level="1" text:is-list-header="false">
<text:bookmark-start text:name="OrgXref.orgab3259b"/>
<text:bookmark text:name="orgab3259b"/>Host
<text:bookmark-end text:name="OrgXref.orgab3259b"/></text:h>
      <text:h text:style-name="Heading_20_2_unnumbered" text:outline-level="2" text:is-list-header="true">
<text:bookmark-start text:name="OrgXref.orgcea25d8"/>
<text:bookmark text:name="orgcea25d8"/>Rozhovor - „Hodně mě znervózňuje účast jezevce…“
<text:bookmark-end text:name="OrgXref.orgcea25d8"/></text:h>
      <text:p text:style-name="Text_20_body">Pan Dušan Rychnovský - dlouholetý učitel informatiky a biologie na gymnáziu v malém, nepatrném městečku na východě republiky. Pan Rychnovský rád jezdí na ryby, debatuje o počasí a nechává své žáky opisovat čistě z dobroty srdce. Po pádu pana Langera před několika týdny se octl na druhém místě, sdíleném s bývalou kolegyní Elisie G’uaun Ebbe ze základní školy Šromotovo, kde se od té doby dokázali oba udržet. <text:span text:style-name="Emphasis">Monte Karlos</text:span> si s ním domluvil schůzku při příležitosti zmizení pana Langera, aby zjistil, jak tato situace pana Rychnovského ovlivnila.<text:line-break/></text:p>
      <text:p text:style-name="Text_20_body"><text:span text:style-name="Bold">Co říkáte na současnou sestavu dvaceti statečných?</text:span><text:line-break/></text:p>
      <text:p text:style-name="Text_20_body">Podle mě je to velice zajímavá sestava a všichni si podle mě zasloužili v ní být. Nicméně se ještě během celých voleb hodně změní.<text:line-break/></text:p>
      <text:p text:style-name="Text_20_body"><text:span text:style-name="Bold">Vy kandidujete jako učitel informatiky a biologie. Nezdá se vám, že jsou to poněkud nesourodé předměty?</text:span><text:line-break/></text:p>
      <text:p text:style-name="Text_20_body">Ani ne. Spojení informatiky a biologie se v dnešní době ukazuje jako velmi užitečné.<text:line-break/></text:p>
      <text:p text:style-name="Text_20_body"><text:span text:style-name="Bold">Co vás táhlo právě k těmto předmětům?</text:span><text:line-break/></text:p>
      <text:p text:style-name="Text_20_body">Řekl bych, že mě zkrátka bavily. Když jsem vybíral vysokou školu, tak to vyplynulo.<text:line-break/></text:p>
      <text:p text:style-name="Text_20_body"><text:span text:style-name="Bold">Proč zrovna učitel? Proč ne třeba archeolog?</text:span><text:line-break/></text:p>
      <text:p text:style-name="Text_20_body">Mě hodně baví předávat informace mladým lidem a toho bych si jako archeolog mnoho neužil.<text:line-break/></text:p>
      <text:p text:style-name="Text_20_body"><text:span text:style-name="Bold">Pokud se bavíme o předávání informací, kolik prezentací od vás jako vůdce všeho učitelstva můžeme čekat?</text:span><text:line-break/></text:p>
      <text:p text:style-name="Text_20_body">Já myslím, že poměrně hodně. Já mám prezentace rád a myslím si, že je to velice populární způsob jak učit ve školách i na vědeckých konferencích.<text:line-break/></text:p>
      <text:p text:style-name="Text_20_body"><text:span text:style-name="Bold">Myslíte, že to vaší žáci vidí stejně?</text:span><text:line-break/></text:p>
      <text:p text:style-name="Text_20_body">Nikdy jsem z jejich strany neměl stížnosti. Nicméně, dá se samozřejmě učit i jinak.<text:line-break/></text:p>
      <text:p text:style-name="Text_20_body"><text:span text:style-name="Bold">Popsal byste sám sebe jako snášenlivého člověka?</text:span><text:line-break/></text:p>
      <text:p text:style-name="Text_20_body">No, řekl bych, že ano.<text:line-break/></text:p>
      <text:p text:style-name="Text_20_body"><text:span text:style-name="Bold">Jak tedy snášíte dělení se o místo s paní Ebbe?</text:span><text:line-break/></text:p>
      <text:p text:style-name="Text_20_body">Samozřejmě bych byl raději na druhém místě sám. Nebo ideálně na místě prvním. Ale řekl bych, že zatím je celá soutěž teprve v začátcích a ještě se toho může hodně změnit. Zatím jsme viděli spíše propady než postupy. Takže rád zůstanu na druhém místě, byť je sdílené.<text:line-break/></text:p>
      <text:p text:style-name="Text_20_body"><text:span text:style-name="Bold">Máte nějaký plán, jak těmto potenciálním propadům napomoci?</text:span><text:line-break/></text:p>
      <text:p text:style-name="Text_20_body">Myslíte propadům ostatních?<text:line-break/></text:p>
      <text:p text:style-name="Text_20_body"><text:span text:style-name="Bold">Samozřejmě.</text:span><text:line-break/></text:p>
      <text:p text:style-name="Text_20_body">Jasně. Sám se asi nebudu snažit propadnout, to je pravda. To by byla poněkud zvláštní strategie, i když myslím, že celkem neočekávaná.<text:line-break/></text:p>
      <text:p text:style-name="Text_20_body"><text:span text:style-name="Bold">Je pravda, že by to nikdo nečekal, to můžu potvrdit.</text:span><text:line-break/></text:p>
      <text:p text:style-name="Text_20_body">Otázka je, jestli by mi to pomohlo. Nevím, jestli budu natolik odvážný, abych to vyzkoušel. Podívejte, zatím to vypadá, že se kandidáti dokážou propadat sami od sebe a není třeba jim napomáhat.<text:line-break/></text:p>
      <text:p text:style-name="Text_20_body"><text:span text:style-name="Bold">Takže podle vás stačí nedělat ze sebe vola? A ostatní se jaksi propadnou sami.</text:span><text:line-break/></text:p>
      <text:p text:style-name="Text_20_body">Je to docela dobře možné. Aspoň podle toho, jak to vypadalo zatím. Pokud mě nepotká stejný osud, tak se pode mnou odehraje ještě spousta bojů a později během soutěže uvidíme, kdo postoupí na nejvyšší příčky.<text:line-break/></text:p>
      <text:p text:style-name="Text_20_body"><text:span text:style-name="Bold">Vy říkáte pod vámi, ale co nad vámi. Myslíte, že Macháček bude obětí stejného osudu jako zatím zmínění kantoři? A že se tam dostane vlastní příčinou?</text:span><text:line-break/></text:p>
      <text:p text:style-name="Text_20_body">To si opravdu netroufám odhadnout. Samozřejmě je to možné.<text:line-break/></text:p>
      <text:p text:style-name="Text_20_body"><text:span text:style-name="Bold">Jak pravděpodobné si myslíte je, že Macháček zůstane na prvním místě až do arény.</text:span><text:line-break/></text:p>
      <text:p text:style-name="Text_20_body">To si myslím, že by bylo poněkud zvláštní. Čekal bych, že v rámci té první dvacítky dojde ještě k hodně změnám. Sám bych považoval za úspěch pokud se v první dvacítce udržím.<text:line-break/></text:p>
      <text:p text:style-name="Text_20_body"><text:span text:style-name="Bold">Podle novozélandských propočtů vás brzy předběhne. O novozélanských propočtech si tady v /Monte Karlos/ myslíme svoje, přikládáte jim ale <text:span text:style-name="Emphasis">vy</text:span> nějakou váhu?</text:span><text:line-break/></text:p>
      <text:p text:style-name="Text_20_body">Popravdě řečeno o novozélandských propočtech nemám nejmenší ponětí.<text:line-break/></text:p>
      <text:p text:style-name="Text_20_body"><text:span text:style-name="Bold">Já bych skoro až řekl, že to je dobře.</text:span><text:line-break/></text:p>
      <text:p text:style-name="Text_20_body">Je těžké ještě něco předpovědět.<text:line-break/></text:p>
      <text:h text:style-name="Heading_20_3_unnumbered" text:outline-level="3" text:is-list-header="true">
<text:bookmark-start text:name="OrgXref.org07cfc5c"/>
<text:bookmark text:name="org07cfc5c"/>Kampaň
<text:bookmark-end text:name="OrgXref.org07cfc5c"/></text:h>
      <text:p text:style-name="Text_20_body"><text:span text:style-name="Bold">Do soutěže jste se přihlásil jako učitel ohně. Váš živel sice hraje roli až v aréně, objasníte nám ale, co vás vedlo k tomuto rozhodnutí?</text:span><text:line-break/></text:p>
      <text:p text:style-name="Text_20_body">Řekl bych, že jsem postupoval vylučovací metodou a oheň zbyl jako nejlepší volba.<text:line-break/></text:p>
      <text:p text:style-name="Text_20_body"><text:span text:style-name="Bold">M.Ú.Ú.A.S.S.S.M.Z.Ú.S.M.O.V.S. předevčírem oznámil, že dvaceti statečným umožní bezplatný statistický průzkum veřejného mínění vždy jednou za tři volební kola. První kolo se uzavírá koncem měsíce a jak vidím, vy už jste svůj průzkum udělal. Jaké informace vám přinesl?</text:span><text:line-break/></text:p>
      <text:p text:style-name="Text_20_body">Raději bych teď o této věci pomlčel. Nerad bych prozrazoval něco ostatním kandidátům.<text:line-break/></text:p>
      <text:p text:style-name="Text_20_body"><text:span text:style-name="Bold">To jste na tom až tak dobře, nebo až tak špatně?</text:span><text:line-break/></text:p>
      <text:p text:style-name="Text_20_body">Raději bych se o svůj výzkum prozatím nedělil a ponechal si to jako drobnou výhodu.<text:line-break/></text:p>
      <text:p text:style-name="Text_20_body"><text:span text:style-name="Bold">Bez ohledu na to, jaké jsou ty skutečné výsledky, očekával jste jiné?</text:span><text:line-break/></text:p>
      <text:p text:style-name="Text_20_body">Asi se nic nestane, když řeknu, že s výsledky jsem poměrně spokojený.<text:line-break/></text:p>
      <text:p text:style-name="Text_20_body"><text:span text:style-name="Bold">A opět, aniž byste cokoli naznačoval, co jste si od nich sliboval?</text:span><text:line-break/></text:p>
      <text:p text:style-name="Text_20_body">Jak už jsem myslím zmínil, rád bych se udržel v té první dvacítce.<text:line-break/></text:p>
      <text:p text:style-name="Text_20_body"><text:span text:style-name="Bold">Myslím, že paní Záchelové, budiž jí země lehká, už se bát nemusíte. Z vašich osobních zkušeností s panem Langerem, myslíte si, že by se mohl prodrat zpět do vedení, kdyby se znovu objevil?</text:span><text:line-break/></text:p>
      <text:p text:style-name="Text_20_body">Nevím, jestli až do vedení, nicméně je možné, že se opět vrátí na přední příčky.<text:line-break/></text:p>
      <text:p text:style-name="Text_20_body"><text:span text:style-name="Bold">Je v závodě někdo, koho se vyloženě bojíte?</text:span><text:line-break/></text:p>
      <text:p text:style-name="Text_20_body">Hodně mě znervózňuje účast jezevce. Z toho mám špatný pocit. Nevím, co od něj čekat. Jako učitel biologie bych měl mít určitou výhodu a o jezevcích něco vědět, ale přiznám se, nijak mě to neuklidňuje.<text:line-break/></text:p>
      <text:p text:style-name="Text_20_body"><text:span text:style-name="Bold">Znamená to, že o jezevci nemáte statistický průzkum?</text:span><text:line-break/></text:p>
      <text:p text:style-name="Text_20_body">Jezevec je ještě hůře předvídatelný, než ostatní kandidáti.<text:line-break/></text:p>
      <text:p text:style-name="Text_20_body"><text:span text:style-name="Bold">Co hodláte dělat s velkou pětkou? Ona existuje, aby vás tři vystrnadila z vaší pozice. Jak se budete bránit.</text:span><text:line-break/></text:p>
      <text:p text:style-name="Text_20_body">Je pravda, že to je trochu nepříjemné. Skoro bych řekl, že by bylo ideální se s pětkou spojit a nedělat si takové množství nepřátel, kteří jsou hned pode mnou. Na druhou stranu nejsem si jistý, jestli by velká pětka takové spojenectví uvítala.<text:line-break/></text:p>
      <text:p text:style-name="Text_20_body"><text:span text:style-name="Bold">Pokud si nechcete dělat nepřátele z lidí, kteří jsou pod vámi, znamená to, že až do arény hodláte prosazovat mírovou spolupráci a aliance, a nebo je to jenom hra, jak si získat lidi na svoji stranu a potom je ve chvíli, kdy to nečekají, vykopnout.</text:span><text:line-break/></text:p>
      <text:p text:style-name="Text_20_body">Myslím, že uznáte, že kdybych vám odpověděl, tak se jakéhokoli překvapení vzdám.<text:line-break/></text:p>
      <text:p text:style-name="Text_20_body"><text:span text:style-name="Bold">To byl test. Prošel jste. Všechno v pořádku.</text:span><text:line-break/></text:p>
      <text:p text:style-name="Text_20_body"><text:span text:style-name="Bold">Kdyby na to přišlo a vy byste si měl vybrat pobočníka, kdo ze současných dvaceti statečných by to určitě nebyl?</text:span><text:line-break/></text:p>
      <text:p text:style-name="Text_20_body">Já se celou dobu snažím tvářit nestraně, ale to u vás jaksi nejde.<text:line-break/></text:p>
      <text:p text:style-name="Text_20_body"><text:span text:style-name="Bold">My si na tom zakládáme.</text:span><text:line-break/></text:p>
      <text:p text:style-name="Text_20_body">No, myslím, že s paní Ebbe se úplně neshodujeme v názorech, jak by se měla vést výuka. A obecně v dalších věcech. Ač to říkám nerad, pro tento nedostatek vzájemných sympatií bych nevolil právě ji.<text:line-break/></text:p>
      <text:p text:style-name="Text_20_body"><text:span text:style-name="Bold">Znamená to, že jste s paní Ebbe v kontaktu, když víte, že se vaše názory liší?</text:span><text:line-break/></text:p>
      <text:p text:style-name="Text_20_body">Městečko, ze kterého pocházíme není velké. Znám poměrně velké množství učitelů a na Šromotově<text:note text:id="fn5" text:note-class="footnote"><text:note-citation>5</text:note-citation><text:note-body><text:p text:style-name="Footnote">Paní Ebbe učí na Základní škole Šromotovo.<text:line-break/></text:p></text:note-body></text:note> jsem nějakou dobu pracoval. Takže s paní Ebbe jsme se potkali už dříve. Ale komunikoval jsem s ní i během soutěže.<text:line-break/></text:p>
      <text:h text:style-name="Heading_20_3_unnumbered" text:outline-level="3" text:is-list-header="true">
<text:bookmark-start text:name="OrgXref.org7d74cb2"/>
<text:bookmark text:name="org7d74cb2"/>Random otázka dne
<text:bookmark-end text:name="OrgXref.org7d74cb2"/></text:h>
      <text:p text:style-name="Text_20_body"><text:span text:style-name="Bold">Proč lezou turisté na vysoké budovy a hází peníze do teleskopů, když na zemi to, na co se koukají, můžou vidět zblízka a zdarma?</text:span><text:line-break/></text:p>
      <text:p text:style-name="Text_20_body">Protože dikobrazi jsou hnědí.<text:line-break/></text:p>
      <text:h text:style-name="Heading_20_3_unnumbered" text:outline-level="3" text:is-list-header="true">
<text:bookmark-start text:name="OrgXref.org315f1bb"/>
<text:bookmark text:name="org315f1bb"/>Rychlá střelba
<text:bookmark-end text:name="OrgXref.org315f1bb"/></text:h>
      <text:p text:style-name="Text_20_body"><text:span text:style-name="Bold">Usnul jste někdy nudou ve své vlastní hodině?</text:span><text:line-break/></text:p>
      <text:p text:style-name="Text_20_body">Ne, rozhodně ne.<text:line-break/></text:p>
      <text:p text:style-name="Text_20_body"><text:span text:style-name="Bold">Co máte připraveného na Macháčka?</text:span><text:line-break/></text:p>
      <text:p text:style-name="Text_20_body">Překvapení.<text:line-break/></text:p>
      <text:p text:style-name="Text_20_body"><text:span text:style-name="Bold">Jaký počet slov na slajdu je neakceptovatelný?</text:span><text:line-break/></text:p>
      <text:p text:style-name="Text_20_body">Žádný.<text:line-break/></text:p>
      <text:p text:style-name="Text_20_body"><text:span text:style-name="Bold">Paní Křenková nabídla spolupráci každému členovi dvaceti statečných. Proč jste její nabídku odmítl?</text:span><text:line-break/></text:p>
      <text:p text:style-name="Text_20_body">…<text:line-break/></text:p>
      <text:p text:style-name="Text_20_body">…<text:line-break/></text:p>
      <text:p text:style-name="Text_20_body">Myslím, že to už jsem nestihl.<text:line-break/></text:p>
      <text:p text:style-name="Text_20_body"><text:span text:style-name="Bold">Ne, až TEĎ. Kolik procent lidí odhadujete, že opisovalo při vašich testech?</text:span><text:line-break/></text:p>
      <text:p text:style-name="Text_20_body">Tak dvacet procent.<text:line-break/></text:p>
      <text:p text:style-name="Text_20_body"><text:span text:style-name="Bold">Dovedete si vysvětlit náhlou úspěšnost paní Lajdové?</text:span><text:line-break/></text:p>
      <text:p text:style-name="Text_20_body">Upřímně ne, ale neznamená to, že bych proti ní něco měl.<text:line-break/></text:p>
      <text:h text:style-name="Heading_20_3_unnumbered" text:outline-level="3" text:is-list-header="true">
<text:bookmark-start text:name="OrgXref.org8bbb054"/>
<text:bookmark text:name="org8bbb054"/>Korespondence
<text:bookmark-end text:name="OrgXref.org8bbb054"/></text:h>
      <text:p text:style-name="Text_20_body"><text:span text:style-name="Bold">Do studia nám přišel email - Michael Roskovov Rozkovovič píše:</text:span><text:line-break/></text:p>
      <text:p text:style-name="Text_20_body"><text:span text:style-name="Bold">Dobrý den,</text:span><text:line-break/></text:p>
      <text:p text:style-name="Text_20_body"><text:span text:style-name="Bold">Jmenuji se Michael Roskovov Rozkovovič, nejvyšší představený týmu vědeckého výzkumu abnormálních jevů. V prostředí vaší školy již pětaosmdesátým rokem zaznamenáváme neobvyklá měření, naznačující, že v jejich zdech se skrývá pradávné zlo.</text:span><text:line-break/></text:p>
      <text:p text:style-name="Text_20_body"><text:span text:style-name="Bold">Můj rozkaz zní jasně - držet toto objevení v tajnosti. Ve světle vaší kandidatury jsem se však rozhodl jít proti vůli svých nadřízených a zeptat se. Kdyby o mě už nikdo nikdy neslyšel, byl jsem pravděpodobně zajat, mučen a zabit.</text:span><text:line-break/></text:p>
      <text:p text:style-name="Text_20_body"><text:span text:style-name="Bold">Ptám se právě Vás, protože při náhodné prohlídce Vaší kanceláře jsme zachytily značnou zbytkovou radiaci. Můj dotaz je přímý: jste v kontaktu s mimozemskými, paranormálními či božskými entitami?</text:span><text:line-break/></text:p>
      <text:p text:style-name="Text_20_body"><text:span text:style-name="Bold">S láskou,</text:span><text:line-break/></text:p>
      <text:p text:style-name="Text_20_body"><text:span text:style-name="Bold">Michael Roskovov Rozkovovič</text:span><text:line-break/></text:p>
      <text:p text:style-name="Text_20_body">Takovouto možnost nemohu vyloučit. Pokud k něčemu takovému dochází, tak k mému nemalému zděšení o tom nemám nejmenší tušení.<text:line-break/></text:p>
      <text:h text:style-name="Heading_20_3_unnumbered" text:outline-level="3" text:is-list-header="true">
<text:bookmark-start text:name="OrgXref.org342df48"/>
<text:bookmark text:name="org342df48"/>Závěrečný proslov
<text:bookmark-end text:name="OrgXref.org342df48"/></text:h>
      <text:p text:style-name="Text_20_body"><text:span text:style-name="Bold">Závěrečným proslovem prosím shrňte své požadavky na bezchybný chod základních škol, které byste zavedl za své vlády.</text:span><text:line-break/></text:p>
      <text:p text:style-name="Text_20_body">Není lepší možnost, jak zakončit náš rozhovor, než slovy pana Komenského, a to, že škola, zejména základní, by měla být škola hrou.<text:line-break/></text:p>
      <text:h text:style-name="Heading_20_2_unnumbered" text:outline-level="2" text:is-list-header="true">
<text:bookmark-start text:name="OrgXref.orgb988f35"/>
<text:bookmark text:name="orgb988f35"/>Hodnocení odborníka
<text:bookmark-end text:name="OrgXref.orgb988f35"/></text:h>
      <text:p text:style-name="Text_20_body">Hned na začátek musím něco dostat z krku: Pan Rychnovský je rozený talent. Bohužel ne pro roli <text:span text:style-name="Emphasis">nejvyššího vůdce všechno učitelstva</text:span>, ale talent to rozhodně je. Neberte mě špatně, z těch, které Karlos Žebatý pozval k sobě do pořadu, je to zatím nejlepší kandidát a pokud může dosavadní zkušenost něco napovědět, může závod klidně i vyhrát, ale upřímně se musím přiznat, že to není člověk, kterého bych na podobném postu chtěla, ačkoli se můžu šeredně mýlit. K tomu se ale dostanem.<text:line-break/></text:p>
      <text:p text:style-name="Text_20_body">Pan Rychnovský mi připadá jako velice schopná osoba, je však příliš přátelský. Mnozí z vás jistě mohou namítnout, že charisma a přitažlivost osobnosti je v podobném závodě důležitá, a já s vámi budu naprosto souhlasit. Ani mandarinka nesouhlasila s golfovou holí tak silně, jako bych já souhlasila s vámi. Problém se neskýtá v jeho vystupování, ale plánech. Ano, je velice strategické snažit se nezačínat spory se soupeři, dokud na ně nejste připraveni, obávám se ale, že pan Rychnovský má v úmyslu zůstat v tomto stavu donekonečna.<text:line-break/></text:p>
      <text:p text:style-name="Text_20_body">Jedna věc, která proti panu Rychnovskému stojí, je jeho notoricky známá láska prezentací. Pan Žebatý se ho zeptal na plány ohledně této vášně ve vztahu k postu, pan Rychnovský si ale jen vykopal hlubší jámu. Ve voličských kruzích, musíte rozumět, se prezentace berou jako baterie na stožáru. Ti, kteří je vyžadují, většinou pocházejí z neučitelských oborů, a celá pointa závodu je ustanovit právě <text:span text:style-name="Emphasis">učitele</text:span> jako vůdce učitelů. Zatím se ale zdá, že pana Rychnovského jeho láska k tomuto sdělovacímu prostředku nestáhla ke dnu víc než Křemílka hoboj.<text:line-break/></text:p>
      <text:p text:style-name="Text_20_body">Přesuňme se nyní k jeho přednostem. Pan Rychnovský si od Karlose nechal poradit a zaútočil, i když ne zrovna vehementně, na své protihráče. Paní Záchelová, jak se dalo očekávat, byla internetovými fóry odhalena jako překupitelka drog (pak prý, že veřejnost nemá, co na ni vyšťourat) a paní Horáková, vůdce Velké pětky, se okamžitě distancovala od její osoby. Pan Rychnovský, očividně na pozoru, dokázal nám neznámým způsobem přimět zbylé čtyři členy Pětky, aby pro něj provedli jistou službu. Poté, co se o Ivu Macháčkovi ukázalo, že mu záleží na panu Langerovi (že se nestydí) ujmul se Rychnovský vedení stylem osmahlého padáku a předal citlivé informace o paní Ebbe paní Horákové, která s profesionální přesností stoletého výtahu okamžitě využila situace a srazila paní Ebbe o jedno místo dolů. Pan Rychnovský se tedy octl ve vedení.<text:line-break/></text:p>
      <text:p text:style-name="Text_20_body">Kdybych měla hádat, řekla bych, že Velká pětka pana Rychnovského považuje za daleko menší nebezpečí, než Macháčka či Ebbe, nevadí jim proto nechat ho vystlat si na vrcholku. Zde právě přichází na řadu jeho vlídnost. Ano, podařilo se mu odvrátit předvídanou porážku oproti paní Ebbe, otázkou však zůstává, nakolik se mu podaří se na pozici udržet.<text:line-break/></text:p>
      <text:p text:style-name="Text_20_body">První volební kolo se uzavírá koncem října a supy se slétají na kořist jako korouhve na Archiméda. Aliance jsou nutné, ale celková přátelskost vůči téměř všem zúčastněným vám může uškodit víc než prací prášek deodorantu. Je ale nutné si připustit ještě jednu možnost - pan Rychnovský je chytřejší, než si všichni myslíme. Konec konců, za jediný týden se dokázal prodrat na první příčku nikoli pouze neschopností soupeřů, jako například pan Macháček, který za svou pozici vděčil propadu pana Rychnovského, ale svou vlastní vynalézavostí. A nezapomeňme, že Karlos se ho zeptal: „Myslíte, že Macháček bude obětí stejného osudu jako zatím zmínění kantoři? A že se [níže] dostane vlastní příčinou?“ a náš Dušan odvětil: „Samozřejmě je to možné.“ Možná má pan Rychnovský plán hodný krokodýla stojícího na banánu.<text:line-break/></text:p>
      <text:p text:style-name="Text_20_body">I tak zůstává faktem, že o panu Rychnovském budu uvažovat jako o vážném uchazeči až ve chvíli, kdy se dokáže udržet na první pozici po 28. říjnu.<text:line-break/></text:p>
      <text:h text:style-name="Heading_20_1" text:outline-level="1" text:is-list-header="false">
<text:bookmark-start text:name="OrgXref.org60c28f3"/>
<text:bookmark text:name="org60c28f3"/>Korespondent
<text:bookmark-end text:name="OrgXref.org60c28f3"/></text:h>
      <text:p text:style-name="Text_20_body">Za nevěstou messinskou.<text:line-break/></text:p>
      <text:p text:style-name="Text_20_body">Málokterý turista, přijíždějící trajektem z pevninské Itálie přes Messinskou úžinu do Messiny, třetího největšího města na Sicílii, touží strávit veškerý čas, vyhražený návštěvě ostrova, právě zde: v živé, hlučné, nepřehledné půlmilionové průmyslové metropoli plné aut, motocyklů, lodí, smogu a nepořádku. V létě je tu horko, v zimě všelijak, úžinou pěkně profukuje a místní úhrn ročních srážek šplhá sotva k měsíčnímu průměru takového zelení oplývajícího Irska nebo Anglie – a podle toho to tu vypadá.<text:line-break/></text:p>
      <text:p text:style-name="Text_20_body">Messina má arci téměř tři tisíce let trvající dějiny, ale popravdě, chcete-li si alespoň část z nich bezprostředním kontaktem „osahat“, počítejte s tím, že – ačkoli na první pohled máte materiálu a příležitostí víc než dost – ve skutečnosti je to hlavně klam a občas i podvod. Co kdy bylo v místě a okolí vybudováno, brávalo pravidelně za své, neboť město (a vlastně ostrov celý) leží v oblasti tektonicky tak neklidné a nepředvídatelné, že pouštět se zde do jakéhokoli podniku, jež si činí ambici k delšímu trvání, je čirá pošetilost. Co se nerozpadlo na kusy při nepravidelně se vracejících mohutných vulkanických otřesech a všelijakém ostatním země hýbání, to zničila lidská ruka či technika v neustávajících válkách, které byly o toto strategické středomořské místo sváděny. Poznali to Féničané, kteří Sicílii civilizovali, zjistili to Řekové, kteří někdejší kolonii Messáná založili, řešili to Římané, Germáni, Byzantinci, Arabové, Normané… Messinští pak vždy znovu a opakovaně s vynaložením drahně času a peněz a za obrovského úsilí sestavili, co jim zůstalo ležet na hromadě, a bůh suď, zda to udělali správně, nebo zda se jim ty zlomky nějak nepomíchaly.<text:line-break/></text:p>
      <text:p text:style-name="Text_20_body">A kdyby snad náhodou nějakého nadšeného zaalpského Evropana napadlo, že se v místě přeci jen zdrží, třeba studiem uměleckých krás či konzumací typické středomořské mode de vie, sám rád a dobrovolně si to rozmyslí po prvním setkání s ne právě empatickými exponenty tradiční místní organizace, která má svůj pevný, neměnný a zcela svébytný názor na to, co vše je „její věc“ – a nehodlá se v tom směru nijak přizpůsobovat, cokoli nebo kohokoli zohledňovat nebo se jakkoli umírňovat.<text:line-break/></text:p>
      <text:p text:style-name="Text_20_body">Ne, ani originální kolorit města, ani kuriózní místní slavnosti, při nichž messinští za letních veder vláčejí ulicemi své dusící se megapole obří loutky jakéhosi mytického bojovníka, ani exaltované náboženské pouti mezi svatostánky, o jejichž používání se v dějinách (obvykle nesvorně) dělili zástupci snad všech důležitých církví světa, nemohou cizince přimět, aby „si užíval“ delší čas dovolené nebo prázdnin právě v Messině – až na jedinou výjimku, jíž jsou originální a tajuplné messinské GIORNI DI MODA: nedostižná, ba přímo fascinantní každoroční haute couture akce, zastiňující mezi odborníky (a poučenými laiky) i ty nejvyhlášenější, nejnoblesnější a nejsnobštější podniky podobného druhu, jaké lze navštívit v Miláně, New Yorku či Londýně.<text:line-break/></text:p>
      <text:p text:style-name="Text_20_body">Ani název, ani samo zaměření Messinských DNů MÓDY (ano, až tak ordinérně a nudně se to jmenuje) přitom nenabízí neznalému žádné vodítko, o jak úchvatný, impozantní, přímo dechberoucí zážitek se jedná. A přece jde o jeden z vrcholů, jeden z pilířů světového módního byznysu, který si vychutná příležitostný návštěvník i skutečný módní gurmet.<text:line-break/></text:p>
      <text:p text:style-name="Text_20_body">Kam až sahají počátky GIORNI DI MODA, se vedou letité spory. Jisté je, že jejich původ úzce souvisí s typicky sicilským imperativem černé barvy ženského oděvu.  Jakkoli jde o barvu důstojnou a elegantní, jíž snese oblečení všeho střihu, typu a určení, nelze jí upřít jednu velkou nevýhodu – je to barva ponurá, tristní, těžká až drtivá, usedlá a nekompromisní. Sicilské ženy také dobře vědí, jak dalece je – vzdor tvrzením o opaku – černé oblečení nepraktické a jak moc je protivné a mučivé, zvlášť v horkém létě. Co ale naděláte proti zvyku a tradici, zvlášť když ji střeží arogantní a horkokrevní muži (kteří sami sobě ulevili alespoň bílými košilemi – to jen na okraj řečeno).<text:line-break/></text:p>
      <text:p text:style-name="Text_20_body">Stovky let stará messinská legenda v souvislosti s černým sicilským oděvem vzpomíná příběh jisté mladé dámy z nejlepší messinské společnosti, která se snažila čelit nařízenému sňatku, ale – jak jinak – nakonec marně. Donucena ke svatbě, rozhodla se alespoň k symbolickému gestu odporu a nechala si tajně ušít vedle tradičních světlých svatebních šatů, které jí pořídili rodiče, opulentní černou róbu s mnohametrovou vlečkou, v níž, dle mínění svědků, vypadala jako první plačka na královském pohřbu (dodejme, že tuto funkci zastávala obvykle králova konkubína, což byl jen další rozměr provokace). Když se takto oděna dostavila do messinské katedrály Santa Maria Assunta, rozpoutalo se vcelku očekávatelné peklo: na mladou ženu se vrhl její k nepříčetnosti rozzuřený otec, brunátný vzteky. V záchvatu zloby a ponížení nezvládl své emoce, tasil dýku a chtěl dívku na místě zabít. Do cesty se mu ale postavila jeho choť, rozhodnutá bránit nevěstu, svou dceru, vlastním tělem. Vzápětí se skácela k zemi s manželovou dýkou v prsou. Mezitím se dívka vzpamatovala, otočila od oltáře a utíkala pryč, ale zamotala se do dlouhé vlečky, což se jí stalo osudným: její otec bleskurychle přeskočil bezvládné manželčino tělo, dostihl dceru a s výkřiky o hanbě a zneuctění ji začal škrtit. V té chvíli od oltáře přiběhl celebrující kněz a pokoušel se běsnícího muže zastavit, ovšem byl jím odstrčen tak nešetrně, že narazil hlavou do dřevěné kostelní lavice a udeřil se tak silně, že na místě zemřel. Otce to ale nezastavilo, ani si toho snad nevšiml, chytil svou již polomrtvou dceru oběma rukama znovu za hrdlo, zdvihl ji do výšky a odmrštil daleko před sebe, takže padla na kamennou podlahu a již nevstala. Ve stejném okamžiku se rozletěly dveře sakristie, kde dosud dlel ženich. Přilákán jekotem davu a zděšen tím, co vidí, vřítil se do středu chrámu s obnaženým mečem v ruce a nastávajícího tchána na místě proklál. Pohled na hororovou scénu nevydržela nevěstina sestra, která v roli družičky postávala dosud před oltářem, neschopná slova a pohybu, a omdlela. Skácela se přitom přímo pod nohy šokovanému ženichovi, který v hrůze z toho, co učinil, couval od nehybných těl zpět k oltáři, zakrvavený meč stále v ruce, zakopl o ležící družičku, zavrávoral a padl tak nešťastně, že probodl sebe i ji…<text:line-break/></text:p>
      <text:p text:style-name="Text_20_body">Messinský masakr vstoupil do kulturních dějin: svatební morytát volně inspiroval řadu literátů a dramatiků k nejrůznějším ztvárněním, z nichž nejznámější je jistě tragédie z pera F. Schillera, stál však i u zrodu zvláštní tradice, která se v moderní době modifikovala do podoby módní adventury, jež nemá ve světě obdoby.<text:line-break/></text:p>
      <text:p text:style-name="Text_20_body">V čase výročí nešťastné svatby, tedy před začátkem masopustu, se v Messině ujal zvyk odívání mladých žen ve stejném věku, jako byla „ubohá nevěsta messinská“ v den své svatby, do honosných černých rouch s dlouhými vlečkami, závoji, maskami a vysokými rukavicemi. Rodiny se předháněly a dodnes předhánějí v tom, čí róba bude nákladnější, složitější, originálnější. Krejčovské dílny od Neapole k Tyrrhénskému moři a po celém ostrově byly na několik let dopředu zásobeny náročnými zakázkami, za jejichž realizaci inkasovaly tučné honoráře. Mnozí krejčovští mistři vydělali díky své kreativitě a preciznosti hotové jmění a zařadili se mezi nejvznešenější messinské patricije. Nahromaděný kapitál vrhali do tradičních italských podnikatelských aktivit (bankovnictví) – ale nezdráhali se i novátorských cest a postupů: investovali do dovozu otroků pro severoamerické plantáže bavlny, do obchodu s cukrovou třtinou, s tabákem, s alkoholem, s drogami…<text:line-break/></text:p>
      <text:p text:style-name="Text_20_body">Na přehlídku ponuré černé krásy se od středověku jezdili dívat zvědavci nejen ze zbytku Sicílie, nýbrž z celého Středomoří i z kontinentu, včetně vzdálené Skandinávie, ba i ze Zámoří. Mladí šlechtičtí synkové na svých „kavalírských cestách“ po Itálii zřídkakdy vynechali morbidní slavnost tisíců krasavic, „zabalených“ od hlavy po paty do kilometrů černého hedvábí, sametu a krajek, posetých pravými černými perlami a temně rudými rubíny („granáty“) z Čech.  Okouzleni majestátní nádherou šířili po svém návratu obdiv k černé módě, která se pak touto cestou rozšířila do mnoha evropských zemí. Ovládla španělský královský dvůr, odkud ji Habsburkové přivezli i do Vídně a Prahy, přisvojili si ji v protestantských zemích jako součást vysokého oděvního standardu, v němž hraje nezastupitelnou roli dodnes. Angličtí puritáni a kvakeři ji exportovali za Atlantik. Na východě Evropy ovládla oděvní kánon tamní početné chasidské populace… „Velké černé“ a „malé černé“ jsou bez nadsázky součástí evropského a světového kulturního dědictví, jemuž se pokorně kořily a bez protestu koří všechny ikony dokonalého stylu: Audrey Hepburnová, Jacqueline Kennedyová, Diana Spencerová.<text:line-break/></text:p>
      <text:p text:style-name="Text_20_body">Spotřeba materiálu pro tak objemnou krejčovskou produkci byla ovšem nebývalá, takže messinští faktoři sjezdili půl Evropy, aby každoročně na ostrov dovezli dostatečné množství luxusních textilií a šperků. To vedlo leckde za Alpami k významnému povzbuzení textilní výroby a podstatnému navýšení produkce, k hledání efektivnějších forem práce, k rozvoji manufaktur a strojní výroby, která pomáhala roztáčet kola kontinentální průmyslové revoluce.<text:line-break/></text:p>
      <text:p text:style-name="Text_20_body">Ke slavnosti, která se postupem času rozrůstala do mnoha dnů, se průběžně přidávalo množství podivných detailů a složitých zvyků, jejichž počátek a leckdy i sám smysl jsou již nedohledatelné, o to usilovněji a důsledněji jsou ale dodržovány. A právě ony jsou kořením, které činí ze staré tryzny k uctění vzpurné nevěsty oblíbenou moderní adventuru, která dál pomáhá točit koly módního byznysu.<text:line-break/></text:p>
      <text:p text:style-name="Text_20_body">K takovým zvykům patří především rituál hledání „pravé nevěsty“: je jí vybraná mladá žena, přirozeně odshora až dolů černě oděná, jejíž hrdlo ovšem obepíná červená sametová stužka. Tento nenápadný detail činí z oné figurantky, jejíž jedinou povinností je pohybovat se během GIORNI DI MODE prakticky nepřetržitě po ulicích či na jakémkoli veřejně přístupném prostoru (a být při tom tak nenápadná, jak jen to jde) suverénně nejhledanější ženu v Messině, neboť ten, komu se podaří ji spatřit a podá o tom zprávu pověřenému městskému úředníkovi, vyhrává nemalou finanční odměnu a radnice mu nadto zajistí ubytování, stravu a další požitky v době konání GIORNI DI MODE v následujícím roce… Vynalézavost messinských nevěst je ovšem nemalá, takže se nejednou přihodilo, že lákavá odměna propadla a zůstala nevyužita, protože krasavici se odhalit zkrátka nepodařilo. Je však v dějinách módních dnů i smutný případ, kdy hledaná nevěsta nebyla k nalezení nejen během slavnosti, nýbrž i po ní: buď svou snahu po dokonalém ukrytí přehnala, nebo – a k té verzi se přiklonilo více lidí – se brzy po zahájení akce z Messiny jednoduše ztratila i s  toaletou od Vivienne Westwoodové, jejíž zapůjčení a následnou ztrátu pak zaplatilo město z veřejných prostředků…<text:line-break/></text:p>
      <text:p text:style-name="Text_20_body">GIORNI DI MODE jsou akcí, která není centrálně připravena ani vedena, není to uzavřená módní přehlídka pro zvané, nýbrž kontinuální živelná fiesta, do níž přispívá skutečně každý, kdo chce. Černé nevěsty v róbách těch nejslavnějších světových návrhářských celebrit je tak možno potkat prakticky kdekoli, i na těch nejneočekávanějších místech ve staré Messině, v přístavu trajektů, na Lido Mortelle, podél Via Garibaldi nebo u jezer Pantani, u Cimitero Monumentale (tam to má ostatně největší smysl) či v blízkosti Instituto tecnico economico. Narazíte na ně v obchodních centrech, na poštovních úřadech, natankují Vám u benzínové pumpy. Messinská radnice každoročně vyhlašuje soutěž o nejbizarnější místo, kde byla černá nevěsta zaznamenána: v letošním roce se jím staly toalety na Stazione Centrale di Messina, kde mladá brigádnice - studentka kulturní antropologie na Universita degli Studi di Messina – v šatech od Donatelly Versage vybírala dvoueurové poplatky a doplňovala toaletní papír. Okázalým vzezřením a aristokratickou důstojností, s níž se po dobu GIORNI DI MODE ujímala své práce, uváděla mnohé návštěvníky téměř do vytržení. Není divu, že si od nich na spropitném, jak hrdě přiznala, vydělala dvakrát tolik, než kolik za půjčení opulentní róby módnímu domu Versage zaplatila…<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Oscar</dc:creator>
    <meta:initial-creator>Oscar</meta:initial-creator>
    <meta:generator>Emacs 26.1 (Org mode 9.1.9)</meta:generator>
    <meta:keyword/>
    <dc:subject/>
    <dc:title>MONTE KARLOS NĚKDENÍK</dc:title>
    <meta:user-defined meta:name="subtitle">Zmizelí zmizelí</meta:user-defined>
  </office:meta>
</office:document-meta>
</file>